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5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25" calcext:value-type="date">
            <text:p>25 October 2019</text:p>
          </table:table-cell>
          <table:table-cell table:style-name="ce27" office:value-type="float" office:value="23.72" calcext:value-type="float">
            <text:p>23.72</text:p>
          </table:table-cell>
          <table:table-cell table:style-name="ce27" table:formula="of:=0.219969248*[.B239]" office:value-type="float" office:value="5.21767056256" calcext:value-type="float">
            <text:p>5.22</text:p>
          </table:table-cell>
          <table:table-cell table:style-name="ce27" office:value-type="float" office:value="338" calcext:value-type="float">
            <text:p>338.00</text:p>
          </table:table-cell>
          <table:table-cell table:style-name="ce31" table:formula="of:=[.D239]/[.C239]" office:value-type="float" office:value="64.779866023999" calcext:value-type="float">
            <text:p>65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9]" office:value-type="currency" office:currency="GBP" office:value="5.5326037" calcext:value-type="currency">
            <text:p>£5.53</text:p>
          </table:table-cell>
          <table:table-cell table:style-name="ce39" table:formula="of:=[.F239]*[.B239]" office:value-type="currency" office:currency="GBP" office:value="28.86724" calcext:value-type="currency">
            <text:p>£28.87</text:p>
          </table:table-cell>
          <table:table-cell table:style-name="ce39" table:formula="of:=[.H239]/([.D239]/100)" office:value-type="currency" office:currency="GBP" office:value="8.54060355029586" calcext:value-type="currency">
            <text:p>£8.54</text:p>
          </table:table-cell>
          <table:table-cell table:style-name="ce39" table:formula="of:=[.H239]/([.D239]/60)" office:value-type="currency" office:currency="GBP" office:value="5.12436213017751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05" calcext:value-type="date">
            <text:p>05 November 2019</text:p>
          </table:table-cell>
          <table:table-cell table:style-name="ce27" office:value-type="float" office:value="31.44" calcext:value-type="float">
            <text:p>31.44</text:p>
          </table:table-cell>
          <table:table-cell table:style-name="ce27" table:formula="of:=0.219969248*[.B240]" office:value-type="float" office:value="6.91583315712" calcext:value-type="float">
            <text:p>6.92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240]/[.C240]" office:value-type="float" office:value="64.4174013280451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40]" office:value-type="currency" office:currency="GBP" office:value="5.5326037" calcext:value-type="currency">
            <text:p>£5.53</text:p>
          </table:table-cell>
          <table:table-cell table:style-name="ce39" table:formula="of:=[.F240]*[.B240]" office:value-type="currency" office:currency="GBP" office:value="38.26248" calcext:value-type="currency">
            <text:p>£38.26</text:p>
          </table:table-cell>
          <table:table-cell table:style-name="ce39" table:formula="of:=[.H240]/([.D240]/100)" office:value-type="currency" office:currency="GBP" office:value="8.58865993265993" calcext:value-type="currency">
            <text:p>£8.59</text:p>
          </table:table-cell>
          <table:table-cell table:style-name="ce39" table:formula="of:=[.H240]/([.D240]/60)" office:value-type="currency" office:currency="GBP" office:value="5.15319595959596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4" calcext:value-type="date">
            <text:p>14 November 2019</text:p>
          </table:table-cell>
          <table:table-cell table:style-name="ce27" office:value-type="float" office:value="33.7" calcext:value-type="float">
            <text:p>33.70</text:p>
          </table:table-cell>
          <table:table-cell table:style-name="ce27" table:formula="of:=0.219969248*[.B241]" office:value-type="float" office:value="7.4129636576" calcext:value-type="float">
            <text:p>7.41</text:p>
          </table:table-cell>
          <table:table-cell table:style-name="ce27" office:value-type="float" office:value="468.1" calcext:value-type="float">
            <text:p>468.10</text:p>
          </table:table-cell>
          <table:table-cell table:style-name="ce31" table:formula="of:=[.D241]/[.C241]" office:value-type="float" office:value="63.1461344775499" calcext:value-type="float">
            <text:p>63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41]" office:value-type="currency" office:currency="GBP" office:value="5.6326179" calcext:value-type="currency">
            <text:p>£5.63</text:p>
          </table:table-cell>
          <table:table-cell table:style-name="ce39" table:formula="of:=[.F241]*[.B241]" office:value-type="currency" office:currency="GBP" office:value="41.7543" calcext:value-type="currency">
            <text:p>£41.75</text:p>
          </table:table-cell>
          <table:table-cell table:style-name="ce39" table:formula="of:=[.H241]/([.D241]/100)" office:value-type="currency" office:currency="GBP" office:value="8.91995300149541" calcext:value-type="currency">
            <text:p>£8.92</text:p>
          </table:table-cell>
          <table:table-cell table:style-name="ce39" table:formula="of:=[.H241]/([.D241]/60)" office:value-type="currency" office:currency="GBP" office:value="5.35197180089725" calcext:value-type="currency">
            <text:p>£5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2" calcext:value-type="date">
            <text:p>12 November 2019</text:p>
          </table:table-cell>
          <table:table-cell table:style-name="ce27" table:formula="of:=7.94+27.98" office:value-type="float" office:value="35.92" calcext:value-type="float">
            <text:p>35.92</text:p>
          </table:table-cell>
          <table:table-cell table:style-name="ce27" table:formula="of:=0.219969248*[.B242]" office:value-type="float" office:value="7.90129538816" calcext:value-type="float">
            <text:p>7.90</text:p>
          </table:table-cell>
          <table:table-cell table:style-name="ce27" office:value-type="float" office:value="526.4" calcext:value-type="float">
            <text:p>526.40</text:p>
          </table:table-cell>
          <table:table-cell table:style-name="ce31" table:formula="of:=[.D242]/[.C242]" office:value-type="float" office:value="66.6219871729899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2]" office:value-type="currency" office:currency="GBP" office:value="5.4416817" calcext:value-type="currency">
            <text:p>£5.44</text:p>
          </table:table-cell>
          <table:table-cell table:style-name="ce39" table:formula="of:=[.F242]*[.B242]" office:value-type="currency" office:currency="GBP" office:value="42.99624" calcext:value-type="currency">
            <text:p>£43.00</text:p>
          </table:table-cell>
          <table:table-cell table:style-name="ce39" table:formula="of:=[.H242]/([.D242]/100)" office:value-type="currency" office:currency="GBP" office:value="8.16797872340426" calcext:value-type="currency">
            <text:p>£8.17</text:p>
          </table:table-cell>
          <table:table-cell table:style-name="ce39" table:formula="of:=[.H242]/([.D242]/60)" office:value-type="currency" office:currency="GBP" office:value="4.90078723404255" calcext:value-type="currency">
            <text:p>£4.9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2" calcext:value-type="date">
            <text:p>02 December 2019</text:p>
          </table:table-cell>
          <table:table-cell table:style-name="ce27" office:value-type="float" office:value="31.16" calcext:value-type="float">
            <text:p>31.16</text:p>
          </table:table-cell>
          <table:table-cell table:style-name="ce27" table:formula="of:=0.219969248*[.B243]" office:value-type="float" office:value="6.85424176768" calcext:value-type="float">
            <text:p>6.85</text:p>
          </table:table-cell>
          <table:table-cell table:style-name="ce27" office:value-type="float" office:value="459.4" calcext:value-type="float">
            <text:p>459.40</text:p>
          </table:table-cell>
          <table:table-cell table:style-name="ce31" table:formula="of:=[.D243]/[.C243]" office:value-type="float" office:value="67.0241896290005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3]" office:value-type="currency" office:currency="GBP" office:value="5.4416817" calcext:value-type="currency">
            <text:p>£5.44</text:p>
          </table:table-cell>
          <table:table-cell table:style-name="ce39" table:formula="of:=[.F243]*[.B243]" office:value-type="currency" office:currency="GBP" office:value="37.29852" calcext:value-type="currency">
            <text:p>£37.30</text:p>
          </table:table-cell>
          <table:table-cell table:style-name="ce39" table:formula="of:=[.H243]/([.D243]/100)" office:value-type="currency" office:currency="GBP" office:value="8.11896386591206" calcext:value-type="currency">
            <text:p>£8.12</text:p>
          </table:table-cell>
          <table:table-cell table:style-name="ce39" table:formula="of:=[.H243]/([.D243]/60)" office:value-type="currency" office:currency="GBP" office:value="4.87137831954724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6" calcext:value-type="date">
            <text:p>06 December 2019</text:p>
          </table:table-cell>
          <table:table-cell table:style-name="ce27" office:value-type="float" office:value="26.23" calcext:value-type="float">
            <text:p>26.23</text:p>
          </table:table-cell>
          <table:table-cell table:style-name="ce27" table:formula="of:=0.219969248*[.B244]" office:value-type="float" office:value="5.76979337504" calcext:value-type="float">
            <text:p>5.77</text:p>
          </table:table-cell>
          <table:table-cell table:style-name="ce27" office:value-type="float" office:value="356.3" calcext:value-type="float">
            <text:p>356.30</text:p>
          </table:table-cell>
          <table:table-cell table:style-name="ce31" table:formula="of:=[.D244]/[.C244]" office:value-type="float" office:value="61.7526446512532" calcext:value-type="float">
            <text:p>62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4]" office:value-type="currency" office:currency="GBP" office:value="5.4416817" calcext:value-type="currency">
            <text:p>£5.44</text:p>
          </table:table-cell>
          <table:table-cell table:style-name="ce39" table:formula="of:=[.F244]*[.B244]" office:value-type="currency" office:currency="GBP" office:value="31.39731" calcext:value-type="currency">
            <text:p>£31.40</text:p>
          </table:table-cell>
          <table:table-cell table:style-name="ce39" table:formula="of:=[.H244]/([.D244]/100)" office:value-type="currency" office:currency="GBP" office:value="8.81204322200393" calcext:value-type="currency">
            <text:p>£8.81</text:p>
          </table:table-cell>
          <table:table-cell table:style-name="ce39" table:formula="of:=[.H244]/([.D244]/60)" office:value-type="currency" office:currency="GBP" office:value="5.28722593320236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13" calcext:value-type="date">
            <text:p>13 December 2019</text:p>
          </table:table-cell>
          <table:table-cell table:style-name="ce27" office:value-type="float" office:value="31.32" calcext:value-type="float">
            <text:p>31.32</text:p>
          </table:table-cell>
          <table:table-cell table:style-name="ce27" table:formula="of:=0.219969248*[.B245]" office:value-type="float" office:value="6.88943684736" calcext:value-type="float">
            <text:p>6.89</text:p>
          </table:table-cell>
          <table:table-cell table:style-name="ce27" office:value-type="float" office:value="456.7" calcext:value-type="float">
            <text:p>456.70</text:p>
          </table:table-cell>
          <table:table-cell table:style-name="ce31" table:formula="of:=[.D245]/[.C245]" office:value-type="float" office:value="66.2898884362378" calcext:value-type="float">
            <text:p>66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5]" office:value-type="currency" office:currency="GBP" office:value="5.3507597" calcext:value-type="currency">
            <text:p>£5.35</text:p>
          </table:table-cell>
          <table:table-cell table:style-name="ce39" table:formula="of:=[.F245]*[.B245]" office:value-type="currency" office:currency="GBP" office:value="36.86364" calcext:value-type="currency">
            <text:p>£36.86</text:p>
          </table:table-cell>
          <table:table-cell table:style-name="ce39" table:formula="of:=[.H245]/([.D245]/100)" office:value-type="currency" office:currency="GBP" office:value="8.07174074885045" calcext:value-type="currency">
            <text:p>£8.07</text:p>
          </table:table-cell>
          <table:table-cell table:style-name="ce39" table:formula="of:=[.H245]/([.D245]/60)" office:value-type="currency" office:currency="GBP" office:value="4.84304444931027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20" calcext:value-type="date">
            <text:p>20 December 2019</text:p>
          </table:table-cell>
          <table:table-cell table:style-name="ce27" table:formula="of:=28.43+7.82" office:value-type="float" office:value="36.25" calcext:value-type="float">
            <text:p>36.25</text:p>
          </table:table-cell>
          <table:table-cell table:style-name="ce27" table:formula="of:=0.219969248*[.B246]" office:value-type="float" office:value="7.97388524" calcext:value-type="float">
            <text:p>7.97</text:p>
          </table:table-cell>
          <table:table-cell table:style-name="ce27" office:value-type="float" office:value="498.4" calcext:value-type="float">
            <text:p>498.40</text:p>
          </table:table-cell>
          <table:table-cell table:style-name="ce31" table:formula="of:=[.D246]/[.C246]" office:value-type="float" office:value="62.5040347332613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6]" office:value-type="currency" office:currency="GBP" office:value="5.3507597" calcext:value-type="currency">
            <text:p>£5.35</text:p>
          </table:table-cell>
          <table:table-cell table:style-name="ce39" table:formula="of:=[.F246]*[.B246]" office:value-type="currency" office:currency="GBP" office:value="42.66625" calcext:value-type="currency">
            <text:p>£42.67</text:p>
          </table:table-cell>
          <table:table-cell table:style-name="ce39" table:formula="of:=[.H246]/([.D246]/100)" office:value-type="currency" office:currency="GBP" office:value="8.56064406099519" calcext:value-type="currency">
            <text:p>£8.56</text:p>
          </table:table-cell>
          <table:table-cell table:style-name="ce39" table:formula="of:=[.H246]/([.D246]/60)" office:value-type="currency" office:currency="GBP" office:value="5.1363864365971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10" calcext:value-type="date">
            <text:p>10 January 2020</text:p>
          </table:table-cell>
          <table:table-cell table:style-name="ce27" office:value-type="float" office:value="25.2" calcext:value-type="float">
            <text:p>25.20</text:p>
          </table:table-cell>
          <table:table-cell table:style-name="ce27" table:formula="of:=0.219969248*[.B247]" office:value-type="float" office:value="5.5432250496" calcext:value-type="float">
            <text:p>5.54</text:p>
          </table:table-cell>
          <table:table-cell table:style-name="ce27" office:value-type="float" office:value="334.7" calcext:value-type="float">
            <text:p>334.70</text:p>
          </table:table-cell>
          <table:table-cell table:style-name="ce31" table:formula="of:=[.D247]/[.C247]" office:value-type="float" office:value="60.3800128995578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7]" office:value-type="currency" office:currency="GBP" office:value="5.6235257" calcext:value-type="currency">
            <text:p>£5.62</text:p>
          </table:table-cell>
          <table:table-cell table:style-name="ce39" table:formula="of:=[.F247]*[.B247]" office:value-type="currency" office:currency="GBP" office:value="31.1724" calcext:value-type="currency">
            <text:p>£31.17</text:p>
          </table:table-cell>
          <table:table-cell table:style-name="ce39" table:formula="of:=[.H247]/([.D247]/100)" office:value-type="currency" office:currency="GBP" office:value="9.31353450851509" calcext:value-type="currency">
            <text:p>£9.31</text:p>
          </table:table-cell>
          <table:table-cell table:style-name="ce39" table:formula="of:=[.H247]/([.D247]/60)" office:value-type="currency" office:currency="GBP" office:value="5.58812070510905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25" calcext:value-type="date">
            <text:p>25 January 2020</text:p>
          </table:table-cell>
          <table:table-cell table:style-name="ce27" office:value-type="float" office:value="13.67" calcext:value-type="float">
            <text:p>13.67</text:p>
          </table:table-cell>
          <table:table-cell table:style-name="ce27" table:formula="of:=0.219969248*[.B248]" office:value-type="float" office:value="3.00697962016" calcext:value-type="float">
            <text:p>3.01</text:p>
          </table:table-cell>
          <table:table-cell table:style-name="ce27" office:value-type="float" office:value="181.1" calcext:value-type="float">
            <text:p>181.10</text:p>
          </table:table-cell>
          <table:table-cell table:style-name="ce31" table:formula="of:=[.D248]/[.C248]" office:value-type="float" office:value="60.2265471923497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8]" office:value-type="currency" office:currency="GBP" office:value="5.6235257" calcext:value-type="currency">
            <text:p>£5.62</text:p>
          </table:table-cell>
          <table:table-cell table:style-name="ce39" table:formula="of:=[.F248]*[.B248]" office:value-type="currency" office:currency="GBP" office:value="16.90979" calcext:value-type="currency">
            <text:p>£16.91</text:p>
          </table:table-cell>
          <table:table-cell table:style-name="ce39" table:formula="of:=[.H248]/([.D248]/100)" office:value-type="currency" office:currency="GBP" office:value="9.33726670347874" calcext:value-type="currency">
            <text:p>£9.34</text:p>
          </table:table-cell>
          <table:table-cell table:style-name="ce39" table:formula="of:=[.H248]/([.D248]/60)" office:value-type="currency" office:currency="GBP" office:value="5.60236002208725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2-04" calcext:value-type="date">
            <text:p>04 February 2020</text:p>
          </table:table-cell>
          <table:table-cell table:style-name="ce27" office:value-type="float" office:value="31.12" calcext:value-type="float">
            <text:p>31.12</text:p>
          </table:table-cell>
          <table:table-cell table:style-name="ce27" table:formula="of:=0.219969248*[.B249]" office:value-type="float" office:value="6.84544299776" calcext:value-type="float">
            <text:p>6.85</text:p>
          </table:table-cell>
          <table:table-cell table:style-name="ce27" office:value-type="float" office:value="407.2" calcext:value-type="float">
            <text:p>407.20</text:p>
          </table:table-cell>
          <table:table-cell table:style-name="ce31" table:formula="of:=[.D249]/[.C249]" office:value-type="float" office:value="59.4848281014459" calcext:value-type="float">
            <text:p>59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249]" office:value-type="currency" office:currency="GBP" office:value="5.4053129" calcext:value-type="currency">
            <text:p>£5.41</text:p>
          </table:table-cell>
          <table:table-cell table:style-name="ce39" table:formula="of:=[.F249]*[.B249]" office:value-type="currency" office:currency="GBP" office:value="37.00168" calcext:value-type="currency">
            <text:p>£37.00</text:p>
          </table:table-cell>
          <table:table-cell table:style-name="ce39" table:formula="of:=[.H249]/([.D249]/100)" office:value-type="currency" office:currency="GBP" office:value="9.08685658153242" calcext:value-type="currency">
            <text:p>£9.09</text:p>
          </table:table-cell>
          <table:table-cell table:style-name="ce39" table:formula="of:=[.H249]/([.D249]/60)" office:value-type="currency" office:currency="GBP" office:value="5.45211394891945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3-24" calcext:value-type="date">
            <text:p>24 March 2020</text:p>
          </table:table-cell>
          <table:table-cell table:style-name="ce27" office:value-type="float" office:value="24.72" calcext:value-type="float">
            <text:p>24.72</text:p>
          </table:table-cell>
          <table:table-cell table:style-name="ce27" table:formula="of:=0.219969248*[.B250]" office:value-type="float" office:value="5.43763981056" calcext:value-type="float">
            <text:p>5.44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250]/[.C250]" office:value-type="float" office:value="64.2925997637928" calcext:value-type="float">
            <text:p>64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50]" office:value-type="currency" office:currency="GBP" office:value="5.3143909" calcext:value-type="currency">
            <text:p>£5.31</text:p>
          </table:table-cell>
          <table:table-cell table:style-name="ce39" table:formula="of:=[.F250]*[.B250]" office:value-type="currency" office:currency="GBP" office:value="28.89768" calcext:value-type="currency">
            <text:p>£28.90</text:p>
          </table:table-cell>
          <table:table-cell table:style-name="ce39" table:formula="of:=[.H250]/([.D250]/100)" office:value-type="currency" office:currency="GBP" office:value="8.26592677345538" calcext:value-type="currency">
            <text:p>£8.27</text:p>
          </table:table-cell>
          <table:table-cell table:style-name="ce39" table:formula="of:=[.H250]/([.D250]/60)" office:value-type="currency" office:currency="GBP" office:value="4.95955606407323" calcext:value-type="currency">
            <text:p>£4.96</text:p>
          </table:table-cell>
          <table:table-cell table:number-columns-repeated="54"/>
        </table:table-row>
        <table:table-row table:style-name="ro1" table:number-rows-repeated="5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5])" office:value-type="float" office:value="4833.43" calcext:value-type="float">
            <text:p>4833.43</text:p>
          </table:table-cell>
          <table:table-cell table:style-name="ce28" table:formula="of:=SUM([.C2:.C255])" office:value-type="float" office:value="1063.20596236064" calcext:value-type="float">
            <text:p>1063.21</text:p>
          </table:table-cell>
          <table:table-cell table:style-name="ce28" table:formula="of:=SUM([.D2:.D255])" office:value-type="float" office:value="66605.3" calcext:value-type="float">
            <text:p>66605.30</text:p>
          </table:table-cell>
          <table:table-cell table:style-name="ce32" table:formula="of:=[.D256]/[.C256]" office:value-type="float" office:value="62.6457171591815" calcext:value-type="float">
            <text:p>62.65</text:p>
          </table:table-cell>
          <table:table-cell table:style-name="ce36"/>
          <table:table-cell table:style-name="ce40"/>
          <table:table-cell table:style-name="ce28" table:formula="of:=SUM([.H7:.H255])" office:value-type="float" office:value="5686.18744" calcext:value-type="float">
            <text:p>5686.19</text:p>
          </table:table-cell>
          <table:table-cell table:style-name="ce40"/>
          <table:table-cell table:style-name="ce28"/>
          <table:table-cell table:number-columns-repeated="54"/>
        </table:table-row>
        <table:table-row table:style-name="ro1" table:number-rows-repeated="10483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5:27:24.872044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initial-creator>Mark Gadsby</meta:initial-creator>
    <meta:creation-date>2013-03-08T01:41:14Z</meta:creation-date>
    <dc:date>2020-03-24T15:28:32.835788715</dc:date>
    <meta:editing-cycles>247</meta:editing-cycles>
    <meta:editing-duration>PT10H12M34S</meta:editing-duration>
    <meta:document-statistic meta:table-count="1" meta:cell-count="2465" meta:object-count="0"/>
  </office:meta>
</office:document-meta>
</file>